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row table:style-name="ro1">
          <table:table-cell office:value-type="float" office:value="56.3681" calcext:value-type="float">
            <text:p>56.3681</text:p>
          </table:table-cell>
          <table:table-cell/>
          <table:table-cell table:formula="of:=AVERAGE([.A1:.A12])" office:value-type="float" office:value="58.1490666666667" calcext:value-type="float">
            <text:p>58.1490666666667</text:p>
          </table:table-cell>
          <table:table-cell table:formula="of:=STDEV([.A1:.A12])" office:value-type="float" office:value="3.09438326395462" calcext:value-type="float">
            <text:p>3.09438326395462</text:p>
          </table:table-cell>
          <table:table-cell table:formula="of:=STDEV([.A1:.A12])/SQRT(COUNT([.A1:.A12]))" office:value-type="float" office:value="0.893271505210035" calcext:value-type="float">
            <text:p>0.893271505210035</text:p>
          </table:table-cell>
        </table:table-row>
        <table:table-row table:style-name="ro1">
          <table:table-cell office:value-type="float" office:value="54.6445" calcext:value-type="float">
            <text:p>54.6445</text:p>
          </table:table-cell>
          <table:table-cell table:number-columns-repeated="4"/>
        </table:table-row>
        <table:table-row table:style-name="ro1">
          <table:table-cell office:value-type="float" office:value="54.6251" calcext:value-type="float">
            <text:p>54.6251</text:p>
          </table:table-cell>
          <table:table-cell table:number-columns-repeated="4"/>
        </table:table-row>
        <table:table-row table:style-name="ro1">
          <table:table-cell office:value-type="float" office:value="53.5104" calcext:value-type="float">
            <text:p>53.5104</text:p>
          </table:table-cell>
          <table:table-cell table:number-columns-repeated="4"/>
        </table:table-row>
        <table:table-row table:style-name="ro1">
          <table:table-cell office:value-type="float" office:value="57.0501" calcext:value-type="float">
            <text:p>57.0501</text:p>
          </table:table-cell>
          <table:table-cell table:number-columns-repeated="4"/>
        </table:table-row>
        <table:table-row table:style-name="ro1">
          <table:table-cell office:value-type="float" office:value="59.0061" calcext:value-type="float">
            <text:p>59.0061</text:p>
          </table:table-cell>
          <table:table-cell table:number-columns-repeated="4"/>
        </table:table-row>
        <table:table-row table:style-name="ro1">
          <table:table-cell office:value-type="float" office:value="62.1966" calcext:value-type="float">
            <text:p>62.1966</text:p>
          </table:table-cell>
          <table:table-cell table:number-columns-repeated="4"/>
        </table:table-row>
        <table:table-row table:style-name="ro1">
          <table:table-cell office:value-type="float" office:value="60.6688" calcext:value-type="float">
            <text:p>60.6688</text:p>
          </table:table-cell>
          <table:table-cell table:number-columns-repeated="4"/>
        </table:table-row>
        <table:table-row table:style-name="ro1">
          <table:table-cell office:value-type="float" office:value="60.9026" calcext:value-type="float">
            <text:p>60.9026</text:p>
          </table:table-cell>
          <table:table-cell table:number-columns-repeated="4"/>
        </table:table-row>
        <table:table-row table:style-name="ro1">
          <table:table-cell office:value-type="float" office:value="61.7021" calcext:value-type="float">
            <text:p>61.7021</text:p>
          </table:table-cell>
          <table:table-cell table:number-columns-repeated="4"/>
        </table:table-row>
        <table:table-row table:style-name="ro1">
          <table:table-cell office:value-type="float" office:value="60.8729" calcext:value-type="float">
            <text:p>60.8729</text:p>
          </table:table-cell>
          <table:table-cell table:number-columns-repeated="4"/>
        </table:table-row>
        <table:table-row table:style-name="ro1">
          <table:table-cell office:value-type="float" office:value="56.2415" calcext:value-type="float">
            <text:p>56.24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Grau</meta:initial-creator>
    <meta:creation-date>2020-02-07T17:42:14.679800629</meta:creation-date>
    <dc:date>2020-02-07T17:46:57.352535212</dc:date>
    <dc:creator>Xavi Grau</dc:creator>
    <meta:editing-duration>PT4M42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